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row>
              <msub>
                <mi>b</mi>
                <mn>0</mn>
              </msub>
              <mo stretchy="false">+</mo>
              <msub>
                <mi>b</mi>
                <mn>1</mn>
              </msub>
            </mrow>
            <mrow>
              <msup>
                <mi>z</mi>
                <mrow>
                  <mo stretchy="false">−</mo>
                  <mn>1</mn>
                </mrow>
              </msup>
              <mo stretchy="false">+</mo>
              <msub>
                <mi>b</mi>
                <mn>2</mn>
              </msub>
            </mrow>
            <mrow>
              <msup>
                <mi>z</mi>
                <mrow>
                  <mo stretchy="false">−</mo>
                  <mn>2</mn>
                </mrow>
              </msup>
              <mo stretchy="false">+</mo>
              <mo stretchy="false">…</mo>
              <mo stretchy="false">+</mo>
              <msub>
                <mi>b</mi>
                <mi>m</mi>
              </msub>
            </mrow>
            <msup>
              <mi>z</mi>
              <mrow>
                <mo stretchy="false">−</mo>
                <mi>m</mi>
              </mrow>
            </msup>
          </mrow>
          <mrow>
            <mrow>
              <msub>
                <mi>a</mi>
                <mn>0</mn>
              </msub>
              <mo stretchy="false">+</mo>
              <msub>
                <mi>a</mi>
                <mn>1</mn>
              </msub>
            </mrow>
            <mrow>
              <msup>
                <mi>z</mi>
                <mrow>
                  <mo stretchy="false">−</mo>
                  <mn>1</mn>
                </mrow>
              </msup>
              <mo stretchy="false">+</mo>
              <msub>
                <mi>a</mi>
                <mn>2</mn>
              </msub>
            </mrow>
            <mrow>
              <msup>
                <mi>z</mi>
                <mrow>
                  <mo stretchy="false">−</mo>
                  <mn>2</mn>
                </mrow>
              </msup>
              <mo stretchy="false">+</mo>
              <mo stretchy="false">…</mo>
              <mo stretchy="false">+</mo>
              <msub>
                <mi>a</mi>
                <mi>m</mi>
              </msub>
            </mrow>
            <msup>
              <mi>z</mi>
              <mrow>
                <mo stretchy="false">−</mo>
                <mi>m</mi>
              </mrow>
            </msup>
          </mrow>
        </mfrac>
      </mrow>
    </mrow>
    <annotation encoding="StarMath 5.0">H(z) = {b_0 + b_1 z^-1 + b_2 z^-2 + dotslow + b_m z^-m} over {a_0 + a_1 z^-1 + a_2 z^-2 + dotslow + a_m z^-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0:17:15.570000000</meta:creation-date>
    <meta:generator>LibreOffice/4.2.1.1$Windows_x86 LibreOffice_project/d7dbbd7842e6a58b0f521599204e827654e1fb8b</meta:generator>
  </office:meta>
</office:document-meta>
</file>